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. LEISIBACH, Scribes of the Diocese of Sitten (Scriptoria medii aevi Helvetica, XIII), Geneva 1973,</text:p>
      <text:p text:style-name="Standard">Dr. Dedicated to Hans Anton von Roten, the</text:p>
      <text:p text:style-name="Standard">doyen of Valais historiography, on the occasion of his 82nd</text:p>
      <text:p text:style-name="Standard">birthday</text:p>
      <text:p text:style-name="Standard">S. 69 ff.</text:p>
      <text:p text:style-name="Standard">Konrad Blochinger,</text:p>
      <text:p text:style-name="Standard">a Valais calligrapher and illuminist at</text:p>
      <text:p text:style-name="Standard">the turn of the Middle Ages</text:p>
      <text:p text:style-name="Standard">1</text:p>
      <text:p text:style-name="Standard">The workshop origin of the Silenen Breviary was a mystery for a long time.</text:p>
      <text:p text:style-name="Standard">Apparently no one dared to believe that such an important work could have been</text:p>
      <text:p text:style-name="Standard">created away from the major centers, in the provinces, so to speak, and so due to the</text:p>
      <text:p text:style-name="Standard">extensive connections of the client, a French studio was generally assumed to be the</text:p>
      <text:p text:style-name="Standard">place of origin. However, while the content of the breviary alone suggests its origin on</text:p>
      <text:p text:style-name="Standard">the spot due to its character as a liturgical book of the Diocese of Sitten, the intensive</text:p>
      <text:p text:style-name="Standard">study of the Valais manuscripts of the Middle Ages has led to the identification of the</text:p>
      <text:p text:style-name="Standard">scribe of the breviary as a member of the Sitten workshop1 . From this basis</text:p>
      <text:p text:style-name="Standard">211</text:p>
      <text:p text:style-name="Standard">Joseph LEISIBACH</text:p>
      <text:p text:style-name="Standard">Among the Valais prince-bishops of the Middle Ages, Jost von Silenen, who</text:p>
      <text:p text:style-name="Standard">ruled from 1482 to 1496, is not one of those who had the most lasting influence on</text:p>
      <text:p text:style-name="Standard">the country's fortunes, but his dazzling figure has gone down in history as a striking</text:p>
      <text:p text:style-name="Standard">figure, on the one hand because of his inglorious departure from the political stage,</text:p>
      <text:p text:style-name="Standard">on the other hand and probably not least because of his importance as an art lover.</text:p>
      <text:p text:style-name="Standard">As such, he created a lasting monument with the production of a two-volume, richly</text:p>
      <text:p text:style-name="Standard">illustrated breviary , which today occupies an excellent place among the treasures of</text:p>
      <text:p text:style-name="Standard">the Swiss National Museum in Zurich and, through its naming “Silenen-Breviary”, will</text:p>
      <text:p text:style-name="Standard">forever be associated with the person who commissioned it will stay connected.</text:p>
      <text:p text:style-name="Standard">Machine Translated by Google</text:p>
      <text:p text:style-name="Standard">J. LEISIBACH, Schreibstätten (like note 1), pp. 75-77; ID., The liturgical manuscripts of the</text:p>
      <text:p text:style-name="Standard">chapter archives in Sion (her Helveticum, III), Freiburg/Switzerland 1979, p. 292.</text:p>
      <text:p text:style-name="Standard">See J. LEISIBACH, Schreibstätten (like note 1), p. 145 n. 34; Plate LXIV.</text:p>
      <text:p text:style-name="Standard">A. JÖRGER, Der Miniaturist (like note 2), catalog pp. 155-223. — AA SCHMID, The Antiphonaries</text:p>
      <text:p text:style-name="Standard">of Estavayer-le-Lac, in Librarium, 12, 1969, pp. 43-51. —J. LEISIBACH, The liturgical manuscripts of the</text:p>
      <text:p text:style-name="Standard">canton of Friborg (without the canton library) (her Helveticum, II), Fribourg/Switzerland 1977, pp. 138-149.</text:p>
      <text:p text:style-name="Standard">f. 91-92. See J. LEISIBACH, Schreibstätten (like note 1), p. 70.</text:p>
      <text:p text:style-name="Standard">(Dactyl.). — ID., Bréviaire de Josse de Silenen (1493), Eveque de Sion, Sion 1980 [album with 30 color</text:p>
      <text:p text:style-name="Standard">plates]. — Unfortunately, Albert Jörger's dissertation has not yet been published. I thank the author for</text:p>
      <text:p text:style-name="Standard">permission to use his manuscript.</text:p>
      <text:p text:style-name="Standard">Sitten, chapter archive, Ms. 2, f. 1-9; Ms. 4, f. 1-9; Ms. 5, marginal corrections; ms 50,</text:p>
      <text:p text:style-name="Standard">A. JÖRGER, The miniaturist of the breviary of Jost von Silenen. Diss. phil. Fribourg/Switzerland 1975</text:p>
      <text:p text:style-name="Standard">Manuscripts from the Sion chapter archive revised or supplemented by the scribe Anonymus A:</text:p>
      <text:p text:style-name="Standard">Ms. 1, f. 213-214; Ms. 2, f. 1-9 (rubrics), f. 9r/v; Ms. 4, f. 1-9 (rubrics), f. 8v (correction), f. 9-10, 367-370; Ms.</text:p>
      <text:p text:style-name="Standard">10, f. 169-221 (retouches), f. 101, 194-195, 216, 222-223; Ms. 27, f. 147-174 (rubrics), retouches throughout</text:p>
      <text:p text:style-name="Standard"><text:soft-page-break/>the codex; Ms. 28, f. 146, 183, 185, 188, 190, 194-195, 206, 208 , 213, 290-292, retouches and repairs</text:p>
      <text:p text:style-name="Standard">throughout the codex; Ms. 32, f. 170-195, retouching and foliation throughout the codex; Ms. 49, f. 1-4, 5-93</text:p>
      <text:p text:style-name="Standard">(retouches, rubrics, foliation), f. 93-136.</text:p>
      <text:p text:style-name="Standard">7</text:p>
      <text:p text:style-name="Standard">5</text:p>
      <text:p text:style-name="Standard">5</text:p>
      <text:p text:style-name="Standard">2</text:p>
      <text:p text:style-name="Standard">6</text:p>
      <text:p text:style-name="Standard">4</text:p>
      <text:p text:style-name="Standard">.</text:p>
      <text:p text:style-name="Standard">Starting out, the art historian Albert Jörger dealt extensively with the miniaturist and</text:p>
      <text:p text:style-name="Standard">came to the conclusion that the anonymous master worked in Freiburg, Bern, Sitten,</text:p>
      <text:p text:style-name="Standard">Ivrea and Aosta on years of wandering from 1488 to around 1510, whereby the</text:p>
      <text:p text:style-name="Standard">Silenen Breviary (1493) is to be regarded as its main work2 .</text:p>
      <text:p text:style-name="Standard">left traces of his activity in other Sion manuscripts4</text:p>
      <text:p text:style-name="Standard">—,</text:p>
      <text:p text:style-name="Standard">Sion studio of the late 15th century calligrapher. The dominant figure in this workshop</text:p>
      <text:p text:style-name="Standard">is a scribe, who appears in numerous manuscripts and who has been given the</text:p>
      <text:p text:style-name="Standard">emergency name “Anonymus A” by me . attaches and rewrites damaged parchment</text:p>
      <text:p text:style-name="Standard">leaves, replaces individual leaves or whole parts of a codex, adds appendices and</text:p>
      <text:p text:style-name="Standard">refoliates the codices6 . The two codices Ms. 23 and 61 are written entirely by his</text:p>
      <text:p text:style-name="Standard">hand, presumably also a little prayer book in the library of the Great St. Bernhard7 .</text:p>
      <text:p text:style-name="Standard">As a wandering artist, the Silenen master was in the habit of working with the</text:p>
      <text:p text:style-name="Standard">local writing studios at the respective places of activity. As already mentioned, when</text:p>
      <text:p text:style-name="Standard">preparing the breviary for Jost von Silenen he came into contact with a scribe —</text:p>
      <text:p text:style-name="Standard">Jörger describes him as scribe Lm , who wrote both volumes of the breviary in</text:p>
      <text:p text:style-name="Standard">calligraphy, but also in</text:p>
      <text:p text:style-name="Standard">The scribe Lm — his name is unknown — is only one of the am</text:p>
      <text:p text:style-name="Standard">The work that the Silenen Master carried out in Bern around 1489/1490 on</text:p>
      <text:p text:style-name="Standard">behalf of the Canons' Monastery of St. Vinzenz, when it was a question of equipping</text:p>
      <text:p text:style-name="Standard">the newly created large antiphonary with miniatures, is of particular importance for</text:p>
      <text:p text:style-name="Standard">the subject we are dealing with here8 . Without completing the work, he left Bern to</text:p>
      <text:p text:style-name="Standard">pursue new commissions in Valais. Four volumes of the Bernese Antiphonary were</text:p>
      <text:p text:style-name="Standard">sold after the Reformation in 1530 to the clergy of the parish church of Estavayer-le-</text:p>
      <text:p text:style-name="Standard">Lac, where they remain today.</text:p>
      <text:p text:style-name="Standard">.</text:p>
      <text:p text:style-name="Standard">212</text:p>
      <text:p text:style-name="Standard">Machine Translated by Google</text:p>
      <text:p text:style-name="Standard">The calligrapher Anonymus A presents himself with a lively, strong and regular</text:p>
      <text:p text:style-name="Standard">script, which can be classified as textualis formata, but which is very similar to a</text:p>
      <text:p text:style-name="Standard">rotunda due to its rounded forms8 . Wherever he appears, he attracts attention with</text:p>
      <text:p text:style-name="Standard">his typical, strangely ornate red and blue lombards. The one with the is almost a</text:p>
      <text:p text:style-name="Standard">trademark of his art of illustration</text:p>
      <text:p text:style-name="Standard">Albert Jörger's astonishment may not have been small at finding the quadrata</text:p>
      <text:p text:style-name="Standard">of anonymous A in the Bern antiphonaries in Estavayer-le-Lac. The lion's share of</text:p>
      <text:p text:style-name="Standard">the writing on this extensive work was done by a scribe from the Bern studio (Hand</text:p>
      <text:p text:style-name="Standard">a = Master Michel).</text:p>
      <text:p text:style-name="Standard">The study of the writer Anonymus A has now taken on a whole new dimension</text:p>
      <text:p text:style-name="Standard"><text:soft-page-break/>thanks to a recent find. Even earlier, when looking at the table of contents, it had to</text:p>
      <text:p text:style-name="Standard">be noticed that the four antiphonary volumes in Estavayer-le-Lac form an incomplete</text:p>
      <text:p text:style-name="Standard">ensemble17 . Volumes I to III contain the</text:p>
      <text:p text:style-name="Standard">213</text:p>
      <text:p text:style-name="Standard">In analyzing Anonymous A's complete calligraphic works, Albert Jörger was</text:p>
      <text:p text:style-name="Standard">able to go a step further by proving beyond doubt that this talented scribe had</text:p>
      <text:p text:style-name="Standard">mastered a textualis quadrata in addition to his rotunda script11 . The quadrata was</text:p>
      <text:p text:style-name="Standard">initially found in three codices in the Sion Chapter Library12 — here too as a</text:p>
      <text:p text:style-name="Standard">correction and addendum . The close collaboration of anonymous A (in rotunda and</text:p>
      <text:p text:style-name="Standard">quadrata) with the writer of the Silenen Breviary Lm in the addendum to the Officium</text:p>
      <text:p text:style-name="Standard">"De Visitatione BMV"18 is remarkable</text:p>
      <text:p text:style-name="Standard">* * *</text:p>
      <text:p text:style-name="Standard">,</text:p>
      <text:p text:style-name="Standard">In the whole</text:p>
      <text:p text:style-name="Standard">volume Estav. III, however, he again attracts attention with his typical penwork</text:p>
      <text:p text:style-name="Standard">decorations on the cadelles, as they also appear in Sitten Ms. 2316 .</text:p>
      <text:p text:style-name="Standard">Pen-stroke ornamentation of some Lombards and Cadelles9 sometimes</text:p>
      <text:p text:style-name="Standard">extends to the edge of the sheet and sets clear accents in the form of bearded</text:p>
      <text:p text:style-name="Standard">masked faces with hats, birds and other gimmicksl0 .</text:p>
      <text:p text:style-name="Standard">The provision of miniatures was entrusted to the Silenen master and another</text:p>
      <text:p text:style-name="Standard">otherwise unknown miniaturist14 . Anonymus A initially acted, as was his habit, as a</text:p>
      <text:p text:style-name="Standard">corrector and extra hand15 .</text:p>
      <text:p text:style-name="Standard">J. LEISIBACH/A. JÖRGER, Livres sedunois du Moyen Age (Sedunum Nostrum, yearbook n° 10),</text:p>
      <text:p text:style-name="Standard">Sion 1985, S. 87 f.</text:p>
      <text:p text:style-name="Standard">11</text:p>
      <text:p text:style-name="Standard">Ms. 2, f. 1-9; Ms. 4, f. 1-9; Ms. 50, f. 91-92.</text:p>
      <text:p text:style-name="Standard">Cadelles are the black initials drawn with a broad pen, which occur primarily in late medieval</text:p>
      <text:p text:style-name="Standard">chorale manuscripts and are often decorated with a fine pen.</text:p>
      <text:p text:style-name="Standard">entire codex and replacement of individual pages; Ms. 53, f. 64-66.</text:p>
      <text:p text:style-name="Standard">Illustrations of Cadellen from Estav. III in: Friborg artistique à travers les Ages, t. 18, Friborg 1907,</text:p>
      <text:p text:style-name="Standard">plate 24, figs. 1, 3, 4; L. MOJON, The Art Monuments of the Canton of Bern, Vol. IV, The Bern Minster, Basel 1960,</text:p>
      <text:p text:style-name="Standard">Fig. 424a and b.</text:p>
      <text:p text:style-name="Standard">Cf. J. LEISIBACH, The Liturgical Manuscripts (as n. 3), nn. 41-44.</text:p>
      <text:p text:style-name="Standard">Writing samples see in: J. LEISIBACH, Schreibstätten (like note 1), plates XLI, XLII; ID., The liturgical</text:p>
      <text:p text:style-name="Standard">manuscripts (like note 5), fig. 19.</text:p>
      <text:p text:style-name="Standard">Mrs. 17, f. C 7 - C 13, C 16 - C 24; Mrs. 50, f. I-VII, 91-92 (headings), f. 92, retouching im</text:p>
      <text:p text:style-name="Standard">Estavayer Vol. I, corrections p. 108, 109, 147, 552-554, addendum p. 768-771; Vol. II, Addendum p.</text:p>
      <text:p text:style-name="Standard">601-632; Vol. III, corrections p. 136, 146, 156, 186, 188, 195, 203, 221, 222, 228, 230.</text:p>
      <text:p text:style-name="Standard">mus A of manners.</text:p>
      <text:p text:style-name="Standard">12</text:p>
      <text:p text:style-name="Standard">See note 3.</text:p>
      <text:p text:style-name="Standard">A. JÖRGER, The Miniaturist (like note 2), pp. 274-279: Excursus III: The Writer Anony</text:p>
      <text:p text:style-name="Standard">9</text:p>
      <text:p text:style-name="Standard">15</text:p>
      <text:p text:style-name="Standard">14</text:p>
      <text:p text:style-name="Standard">13</text:p>
      <text:p text:style-name="Standard">8</text:p>
      <text:p text:style-name="Standard"><text:soft-page-break/>17</text:p>
      <text:p text:style-name="Standard">16</text:p>
      <text:p text:style-name="Standard">10</text:p>
      <text:p text:style-name="Standard">Machine Translated by Google</text:p>
      <text:p text:style-name="Standard">This initially strange entry can mean many things. It is conceivable that this is</text:p>
      <text:p text:style-name="Standard">an incomplete entry by a client or donor, a historical note, an anniversary entry or</text:p>
      <text:p text:style-name="Standard">the like, in the form: Conradus Blochinger kathedralis (ecclesiae Lausannensis</text:p>
      <text:p text:style-name="Standard">canonicus [sim.]...). Since the entry is in a choir book based on the rite of the diocese</text:p>
      <text:p text:style-name="Standard">of Lausanne, written for a church in the same diocese, it is entirely legitimate to</text:p>
      <text:p text:style-name="Standard">associate the epithet «kathedralis» with Lausanne. Attempts had to be made under</text:p>
      <text:p text:style-name="Standard">all circumstances to identify the name "Conrad Blochinger". My research in the</text:p>
      <text:p text:style-name="Standard">relevant sources of the diocese of Lausanne was unsuccessful23 . Knowing full well</text:p>
      <text:p text:style-name="Standard">that the entry came from the hand of our Anonymus A, and in the hope that it could</text:p>
      <text:p text:style-name="Standard">be a scribe's signature, I now concentrated my search on the Diocese of Sitten.</text:p>
      <text:p text:style-name="Standard">There I found what I was looking for. I got the crucial hint from Dr. Hans Anton von</text:p>
      <text:p text:style-name="Standard">Roten, Ergisch, who had come across the name Blochinger only once during his</text:p>
      <text:p text:style-name="Standard">decades of research into the history of the Valais family24 .</text:p>
      <text:p text:style-name="Standard">Nobody has looked for them yet, and it has even been doubted whether they ever</text:p>
      <text:p text:style-name="Standard">existed. The two volumes lie relatively unnoticed, unrecognized in their attribution, in</text:p>
      <text:p text:style-name="Standard">the "Musée du Vieux-Vevey" in Vevey18 .</text:p>
      <text:p text:style-name="Standard">214</text:p>
      <text:p text:style-name="Standard">complete annual cycle of the Antiphonary according to the following division: Vol. I =</text:p>
      <text:p text:style-name="Standard">Winter part (Temporale and Sanctorale); Vol. II = Sanctorale of the summer part; Vol.</text:p>
      <text:p text:style-name="Standard">III = Temporale of the summer part. Vol. IV is nothing but a duplicate of Vol. III.</text:p>
      <text:p text:style-name="Standard">Accordingly, the duplicates of Volumes I and II are missing for a complete double</text:p>
      <text:p text:style-name="Standard">play of three volumes each (for the left and right choir).</text:p>
      <text:p text:style-name="Standard">The newly discovered volumes Vevey I and II have their complete</text:p>
      <text:p text:style-name="Standard">correspondence in content in Estav. I and II. They undoubtedly belong to the same</text:p>
      <text:p text:style-name="Standard">group of works and were made by the same hands. In Vevey I, anonymous A has</text:p>
      <text:p text:style-name="Standard">again, as in Estav. I, corrections and addendum written in volume Vevey II, which is</text:p>
      <text:p text:style-name="Standard">historically related to Estav. III, Anonymous A executed the lombards and all cadella</text:p>
      <text:p text:style-name="Standard">decorations in his own way20 . In addition to corrections to the text by the main scribe</text:p>
      <text:p text:style-name="Standard">(Master Michel),21 large parts of the codex are written in the quadrata of anonymous</text:p>
      <text:p text:style-name="Standard">A (pp. 276-518, 559-596). In addition, at the end of the Proprium de Sanctis, the</text:p>
      <text:p text:style-name="Standard">writer wrote on p. 518 — and this brings our topic to the point — added a signature:</text:p>
      <text:p text:style-name="Standard">«Conradus Blochinger kathe dralis»22 .</text:p>
      <text:p text:style-name="Standard">20</text:p>
      <text:p text:style-name="Standard">18</text:p>
      <text:p text:style-name="Standard">23</text:p>
      <text:p text:style-name="Standard">22</text:p>
      <text:p text:style-name="Standard">19</text:p>
      <text:p text:style-name="Standard">21</text:p>
      <text:p text:style-name="Standard">24</text:p>
      <text:p text:style-name="Standard">Yves Favez, Archives cantonales vaudoises, Lausanne/Chavannes, for their assistance.</text:p>
      <text:p text:style-name="Standard">Vevey I, corrections p. 92, 126, 521-523, addendum p. 715-718. See note 15.</text:p>
      <text:p text:style-name="Standard">I thank Messrs. Fernand Bussard, Archives de l'Evêché in Fribourg, and Pierre</text:p>
      <text:p text:style-name="Standard">See the exhibition catalog Trésors d'Art religieux en Pays de Vaud, Musée historique de TAncien-Evêché,</text:p>
      <text:p text:style-name="Standard">Lausanne 1982, pp. 73-74, no. 46. — Trésors des musées vaudois, Lausanne 1984, p. 162. Cf. J. <text:soft-page-break/>LEISIBACH, The</text:p>
      <text:p text:style-name="Standard">antiphonaries of the Bern Minster St. Vinzenz- A new discovery that was not hoped for, in Swiss magazine . Church</text:p>
      <text:p text:style-name="Standard">History, 83 (1989), pp. 177-204.</text:p>
      <text:p text:style-name="Standard">See Fig. 2.</text:p>
      <text:p text:style-name="Standard">corrections on p. 43, 73, 133, 134, 146, 186, 245, 274.</text:p>
      <text:p text:style-name="Standard">Letters of October 30 and November 26, 1987.</text:p>
      <text:p text:style-name="Standard">Compare here Figs. 1, 3a and b\ J. LEISIBACH, Die Antiphonare (as Note 18), Figs. 5 and 6.</text:p>
      <text:p text:style-name="Standard">19 .</text:p>
      <text:p text:style-name="Standard">Machine Translated by Google</text:p>
      <text:p text:style-name="Standard">His great skill in revising and adding to older manuscripts made it possible to bring</text:p>
      <text:p text:style-name="Standard">the liturgical library of the Sion cathedral chapter up to date again at the end of the</text:p>
      <text:p text:style-name="Standard">Middle Ages. Like every calligrapher, Blochinger certainly knew how to write in</text:p>
      <text:p text:style-name="Standard">Kurrent script, although no evidence of the use of this type of script has yet been</text:p>
      <text:p text:style-name="Standard">identified.</text:p>
      <text:p text:style-name="Standard">The lucky find unequivocally demonstrates two things: on the one hand, the</text:p>
      <text:p text:style-name="Standard">entry of the name in the Bern antiphonary Vevey II p. 518 can be identified as the</text:p>
      <text:p text:style-name="Standard">scribe's signature, on the other hand the scribe Konrad Blochinger is identical to the</text:p>
      <text:p text:style-name="Standard">Valais calligrapher Anonymus A, or to put it another way: Anonymus A is dead, long</text:p>
      <text:p text:style-name="Standard">live Konrad Blochinger!</text:p>
      <text:p text:style-name="Standard">In two documents recorded by the notary Petrus Dominarum in Visp on April</text:p>
      <text:p text:style-name="Standard">10, 1505, Konrad Blochinger does not appear as an acting person, but only as a</text:p>
      <text:p text:style-name="Standard">witness, but where his position is described as «scriba kathedralis» resp . "kathedralis</text:p>
      <text:p text:style-name="Standard">scriba" is defined more precisely25 .</text:p>
      <text:p text:style-name="Standard">215</text:p>
      <text:p text:style-name="Standard">Who was Konrad Blochinger? Attempts have repeatedly been made to</text:p>
      <text:p text:style-name="Standard">characterize the significance of the writer, who has been hiding under the cloak of</text:p>
      <text:p text:style-name="Standard">anonymity up to now. The sheer scope of his work is impressive. Blochinger left</text:p>
      <text:p text:style-name="Standard">traces of his work in no fewer than 19 medieval codices. His preferred writing is</text:p>
      <text:p text:style-name="Standard">clearly the rotunda, which best expresses the qualities of his calligraphic skills. Only</text:p>
      <text:p text:style-name="Standard">in a few small works26 and in the Bern antiphonaria does he use the less elegant-</text:p>
      <text:p text:style-name="Standard">looking quadrata, no doubt with the intention of adapting to the writing character of</text:p>
      <text:p text:style-name="Standard">his colleague27 .</text:p>
      <text:p text:style-name="Standard">In both legal transactions,</text:p>
      <text:p text:style-name="Standard">Blochinger was accompanied by the canon of Sitten, Adrian von Riedmatten, the old</text:p>
      <text:p text:style-name="Standard">bishop Nicolaus Schiner, and other clergymen from Sitten.</text:p>
      <text:p text:style-name="Standard">The special attraction in the artistic profile of the calligrapher Konrad Blochinger</text:p>
      <text:p text:style-name="Standard">is based on the fact that his work can be made visible at several levels of book</text:p>
      <text:p text:style-name="Standard">design. While it can often be observed in larger writing studios that the production of</text:p>
      <text:p text:style-name="Standard">a manuscript involved a division of labor with regard to text, initials, edge decoration</text:p>
      <text:p text:style-name="Standard">and illustration, Blochinger can claim to have mastered all disciplines of book</text:p>
      <text:p text:style-name="Standard">decoration. The first element to be mentioned are the red and blue initials (Lombards),</text:p>
      <text:p text:style-name="Standard">which are often decorated with pen strokes (fleuron), but in Blochinger's case they</text:p>
      <text:p text:style-name="Standard">mostly remain without this accessory. However, they draw attention to themselves</text:p>
      <text:p text:style-name="Standard">with braid-like decorative bows, dot motifs and flourishes. Blochinger's Lombards can</text:p>
      <text:p text:style-name="Standard">be found in virtually all manuscripts touched by his hand, even where he merely</text:p>
      <text:p text:style-name="Standard">rubricated texts by other writers and especially in the volumes Vevey II and Estav. III</text:p>
      <text:p text:style-name="Standard">of the Bern Antiphonary28 .</text:p>
      <text:p text:style-name="Standard">The scribe's signature (Vevey II p. 518) mainly contains forms of the rotunda</text:p>
      <text:p text:style-name="Standard"><text:soft-page-break/>Writing.</text:p>
      <text:p text:style-name="Standard">See note 12.</text:p>
      <text:p text:style-name="Standard">See the two documents in the appendix.</text:p>
      <text:p text:style-name="Standard">16</text:p>
      <text:p text:style-name="Standard">28</text:p>
      <text:p text:style-name="Standard">27</text:p>
      <text:p text:style-name="Standard">25</text:p>
      <text:p text:style-name="Standard">Illustrations of Lombards from Blochinger's hand: J. LEISIBACH, Schreibstätten (as note 1), plate XL b, c,</text:p>
      <text:p text:style-name="Standard">d; Plate XLI b, c, d;J. LEISIBACH/A. JÖRGER, Livres sédunois (as note 10), p. 87.</text:p>
      <text:p text:style-name="Standard">Machine Translated by Google</text:p>
      <text:p text:style-name="Standard">5 5</text:p>
      <text:p text:style-name="Standard">L. MOJON, The Art Monuments (as note 16), p. 419.</text:p>
      <text:p text:style-name="Standard">Cf. J. LEISIBACH/A. JÖRGER, Livres sédunois (as Note 10), Fig. page 88.</text:p>
      <text:p text:style-name="Standard">H.CH. _ VON TAVEL, Albrecht Dürer's marginal drawings for Emperor Maximilian's prayer</text:p>
      <text:p text:style-name="Standard">book , in Munich Yearbook of Fine Arts, 16, 1965, pp. 55-120. I am not aware of any investigations into</text:p>
      <text:p text:style-name="Standard">filigree drawings in the 15th century.</text:p>
      <text:p text:style-name="Standard">Vevey II, p. 335, 416, 432, 469, 503. Cf. here fig. 3c, d, 6.</text:p>
      <text:p text:style-name="Standard">An amazing parallel to Blochinger's pen stroke technique can be found in the annual book St.</text:p>
      <text:p text:style-name="Standard">Ursen II in the Solothurn State Archives, created around 1480, cf. A. KOCHER in publications of the</text:p>
      <text:p text:style-name="Standard">Solothurn State Archives, Issue 5, 1968, ill. pp. 16, 17, 19 , 21. • For illustrations,</text:p>
      <text:p text:style-name="Standard">see notes 10, 16, 20.</text:p>
      <text:p text:style-name="Standard">Cf. EJ BEER, Contributions to Upper Rhine book illumination in the first half of the 14th</text:p>
      <text:p text:style-name="Standard">century with particular reference to initial ornamentation, Basel 1959.</text:p>
      <text:p text:style-name="Standard">29</text:p>
      <text:p text:style-name="Standard">3 4</text:p>
      <text:p text:style-name="Standard">32</text:p>
      <text:p text:style-name="Standard">31</text:p>
      <text:p text:style-name="Standard">30</text:p>
      <text:p text:style-name="Standard">33</text:p>
      <text:p text:style-name="Standard">35</text:p>
      <text:p text:style-name="Standard">.</text:p>
      <text:p text:style-name="Standard">Blochinger's masterly technique of pen strokes is entirely in the tradition of</text:p>
      <text:p text:style-name="Standard">southern German book illumination, where pen drawings play an outstanding role on</text:p>
      <text:p text:style-name="Standard">the lower level of book decoration. It has its roots in Gothic initial filigree30 and</text:p>
      <text:p text:style-name="Standard">culminates in Albrecht Dürer's marginal illustrations in Maximilian's prayer book I.S1 .</text:p>
      <text:p text:style-name="Standard">Precisely because this type of pen drawing was common property in German book</text:p>
      <text:p text:style-name="Standard">decoration in the 15th century, it will be difficult to determine in which workshop the</text:p>
      <text:p text:style-name="Standard">young Blochinger learned his craft52</text:p>
      <text:p text:style-name="Standard">.</text:p>
      <text:p text:style-name="Standard">Blochinger's pen and ink ornamentation has survived in only a few manuscripts,</text:p>
      <text:p text:style-name="Standard">namely in the Sitten Psaltery Ms. 23 and in the Bern Antiphonary, there in a few</text:p>
      <text:p text:style-name="Standard">supplements and to a greater extent in the Estav volumes. III and Vevey II In the</text:p>
      <text:p text:style-name="Standard">Psalter Ms. 23 Blochinger uses yet another type of book decoration, where he sets</text:p>
      <text:p text:style-name="Standard">opaque colored initials in dark color chords at the beginning of the Psalter sections.</text:p>
      <text:p text:style-name="Standard">Both the body of the letter and the base of the initial are made of curly, rampant</text:p>
      <text:p text:style-name="Standard">foliage84 .</text:p>
      <text:p text:style-name="Standard">The most conspicuous and probably also the most important element of</text:p>
      <text:p text:style-name="Standard"><text:soft-page-break/>Blochinger's book art is the already mentioned pen stroke ornamentation, which is</text:p>
      <text:p text:style-name="Standard">applied to lombards and cadelles, but also freely to the edge of the page. The pen</text:p>
      <text:p text:style-name="Standard">strokes, each executed in just one colour, resemble the otherwise usual filigree work,</text:p>
      <text:p text:style-name="Standard">but are given an individual touch where the decorative work in the form of antennae</text:p>
      <text:p text:style-name="Standard">and loops extends to the free edge of the sheet and dares to depict figurative</text:p>
      <text:p text:style-name="Standard">representations. A recurring motif is the bearded man with a pointed hat in half profile,</text:p>
      <text:p text:style-name="Standard">then also gnome-like grimaces and portraits with shoulders approaching, here and</text:p>
      <text:p text:style-name="Standard">there a carnation, a bird of prey or an owl.</text:p>
      <text:p text:style-name="Standard">216</text:p>
      <text:p text:style-name="Standard">The same working technique occurs again in volume Vevey II in part35 written by</text:p>
      <text:p text:style-name="Standard">Blochinger .</text:p>
      <text:p text:style-name="Standard">Blochinger's hand appears extraordinarily confident and lively in these apparently</text:p>
      <text:p text:style-name="Standard">effortlessly thrown drawings. Looking at it, Luc Mojon is reminded of Urs Graf29 . So</text:p>
      <text:p text:style-name="Standard">far, however, it has not been possible and hardly any attempt has been made to</text:p>
      <text:p text:style-name="Standard">determine Blochinger's artistic homeland.</text:p>
      <text:p text:style-name="Standard">As part of his engagement in Bern, Blochinger had the opportunity to work as</text:p>
      <text:p text:style-name="Standard">an illustrator on an even larger scale. As already mentioned, the Master of the Silenes</text:p>
      <text:p text:style-name="Standard">only took over the decor in the first copy of the Antiphonary (Estav. I, Vevey II, Estav.</text:p>
      <text:p text:style-name="Standard">III). In the second copy, the iconographic program was streamlined and given over to</text:p>
      <text:p text:style-name="Standard">another miniaturist</text:p>
      <text:p text:style-name="Standard">Machine Translated by Google</text:p>
      <text:p text:style-name="Standard">36</text:p>
      <text:p text:style-name="Standard">The identification of the Valais calligrapher Anonymus A with Konrad Blochinger</text:p>
      <text:p text:style-name="Standard">also raises the question of his origin, professional position and social integration. The</text:p>
      <text:p text:style-name="Standard">statement “A Walliser calligrapher” in the title of this essay should be specified to the</text:p>
      <text:p text:style-name="Standard">effect that Blochinger was not born here, but carried out his professional activities as</text:p>
      <text:p text:style-name="Standard">a writer and illuminist primarily in this country. He may have been born in southern</text:p>
      <text:p text:style-name="Standard">Germany; maybe he comes from the Württemberg town of Blochingen (Saulgau</text:p>
      <text:p text:style-name="Standard">district). After thorough training, probably in one of the southern German centers, he</text:p>
      <text:p text:style-name="Standard">came to Bern as part of his years of wandering, probably around 1488-1490.</text:p>
      <text:p text:style-name="Standard">Blochinger became active in the Bern studio at St. Vinzenz at a time when the scribe</text:p>
      <text:p text:style-name="Standard">Michel had already written down part of the antiphon36 . We know from the Bern</text:p>
      <text:p text:style-name="Standard">monastery manual that at the beginning of 1490 the cantor Bartholomäus Frank</text:p>
      <text:p text:style-name="Standard">was commissioned by the chapter to correct the antiphonaries. The corrections</text:p>
      <text:p text:style-name="Standard">referred to here appear to be identical to those made by Blochinger in almost all</text:p>
      <text:p text:style-name="Standard">volumes. It is also hardly to be assumed that a newly arrived (young) typist</text:p>
      <text:p text:style-name="Standard">independently took over the correction, but that this was done under the guidance of</text:p>
      <text:p text:style-name="Standard">the responsible cantor.</text:p>
      <text:p text:style-name="Standard">217</text:p>
      <text:p text:style-name="Standard">carry (Estav. II and IV). In the winter part of the second copy (Vevey I), however,</text:p>
      <text:p text:style-name="Standard">Blochinger filled the gap as an illustrator. It was certainly intended to provide this</text:p>
      <text:p text:style-name="Standard">volume with picture initials that had to be thematically consistent with the festival in</text:p>
      <text:p text:style-name="Standard">question. Blochinger pulled out all the stops of his skill here, but he again stayed in</text:p>
      <text:p text:style-name="Standard">the realm of the purely ornamental, without reaching the rank of miniature.</text:p>
      <text:p text:style-name="Standard">Unfortunately only two of the originally eight illustrated pages of this volume have</text:p>
      <text:p text:style-name="Standard">survived; the others fell victim to the zeal of a collector — presumably before 1800.</text:p>
      <text:p text:style-name="Standard">But Blochinger's style and working technique can also be clearly seen on the two</text:p>
      <text:p text:style-name="Standard">remaining decorative sides. The letter body of the initial is placed on the bare</text:p>
      <text:p text:style-name="Standard">parchment and resolved into intricately intertwined loops. The plaited loops, which</text:p>
      <text:p text:style-name="Standard"><text:soft-page-break/>only hint at the letters, are partly decorated with the well-known curly foliage, partly</text:p>
      <text:p text:style-name="Standard">decorated with pen strokes, from which the numerous grotesques and profiled faces</text:p>
      <text:p text:style-name="Standard">protrude. The leaf margin is decorated with free-standing floral motifs (p. 71, Nativitas</text:p>
      <text:p text:style-name="Standard">domini, fig. 5), mythical creatures and elaborate potted plants (p. 429, beginning of</text:p>
      <text:p text:style-name="Standard">the Sanctorale, Vigilia S. Andrée apostoli, fig. 4). Only a small fragment remains of a</text:p>
      <text:p text:style-name="Standard">third ornamental page (p. 633, beginning of the Commune Sanctorum). All of this</text:p>
      <text:p text:style-name="Standard">seems extremely skilful and playfully thrown in, but does not belong in the category</text:p>
      <text:p text:style-name="Standard">of actual book illumination. Blochinger's book decoration is purely ornamental and</text:p>
      <text:p text:style-name="Standard">flat, and achieves a highly decorative effect with modest means. The elements of his</text:p>
      <text:p text:style-name="Standard">book decoration are more likely to be assigned to the field of work of the late medieval</text:p>
      <text:p text:style-name="Standard">letter painters.</text:p>
      <text:p text:style-name="Standard">Cf. on this and on the following in more detail J. LEISIBACH, Die Antiphonare (as note 18),</text:p>
      <text:p text:style-name="Standard">passim.</text:p>
      <text:p text:style-name="Standard">Machine Translated by Google</text:p>
      <text:p text:style-name="Standard">37</text:p>
      <text:p text:style-name="Standard">See J- LEISIBACH, Schreibstätten (like note 1), p. 69 note 79b.</text:p>
      <text:p text:style-name="Standard">Cf. B. BISCHOFF, Palaeography of Roman Antiquity and Western Middle Ages (Fundamentals</text:p>
      <text:p text:style-name="Standard">of German Studies, 24), 2nd edition, Berlin 1986, p. 200, 297. I owe the reference to this to Prof. Dr.</text:p>
      <text:p text:style-name="Standard">Pascal Ladner, Freiburg. See also W. WATTENBACH, The writing in the Middle Ages, 3rd edition,</text:p>
      <text:p text:style-name="Standard">Leipzig 1896, pp. 272, 479-481. J. and W. GRIMM, German Dictionary, Vol. 10, Section IV, Leipzig 1942,</text:p>
      <text:p text:style-name="Standard">col. 363 f. E. POTKOWSKI, Cathedrals at the Court of Queen Hedwig. A Contribution to the History of</text:p>
      <text:p text:style-name="Standard">Culture in Poland in the Late Middle Ages, in Codices manuscripti, 13, 1987, pp. 79-87. — If the term</text:p>
      <text:p text:style-name="Standard">“scriba kathedralis” were to be associated with a function at Sion Cathedral, this would mean that</text:p>
      <text:p text:style-name="Standard">Blochinger would have been installed in this function before his stay in Bern and would then have</text:p>
      <text:p text:style-name="Standard">returned there.</text:p>
      <text:p text:style-name="Standard">A. JÖRGER, Der Miniaturist (like note 2), catalog pp. 400-402.</text:p>
      <text:p text:style-name="Standard">39</text:p>
      <text:p text:style-name="Standard">58</text:p>
      <text:p text:style-name="Standard">The extent of Blochinger's collaboration on the Bern Antiphonaria suggests</text:p>
      <text:p text:style-name="Standard">that this commission occupied him for little more than a year or two, depending on</text:p>
      <text:p text:style-name="Standard">whether he was also doing other writing work or not.</text:p>
      <text:p text:style-name="Standard">Blochinger's extensive work at the Sitten Cathedral Chapter, which occupied</text:p>
      <text:p text:style-name="Standard">him for years and which exclusively relates to writing, repairing and completing</text:p>
      <text:p text:style-name="Standard">liturgical manuscripts, clearly shows that he was working there on behalf of the</text:p>
      <text:p text:style-name="Standard">sacristan or cantor. None of the manuscripts written or corrected by him are dated.</text:p>
      <text:p text:style-name="Standard">The time frame of his activity in Valais is given with his departure from Bern (after</text:p>
      <text:p text:style-name="Standard">1490/91) and his mention in the documents of 1505. Apart from that, not the slightest</text:p>
      <text:p text:style-name="Standard">clue is known in Valais that could allow us to record the man's biography in any way.</text:p>
      <text:p text:style-name="Standard">He seems to have played a fairly insignificant role in the social fabric of his</text:p>
      <text:p text:style-name="Standard">surroundings, which does not mean that he was a highly gifted and adept calligrapher</text:p>
      <text:p text:style-name="Standard">and illustrator. His absence from the lists of the Sion cathedral clergy confirms the</text:p>
      <text:p text:style-name="Standard">assumption that he did not belong to the clergy. The designation "kathedralis" or</text:p>
      <text:p text:style-name="Standard">"kathedralis scriba" given in Blochinger's scribe's signature and in the two documents</text:p>
      <text:p text:style-name="Standard">does not mean — as might be assumed — that he exercised an official function at</text:p>
      <text:p text:style-name="Standard">the Sion Cathedral under the title "scriba cathedralis Sedunen sis"; Rather,</text:p>
      <text:p text:style-name="Standard">“kathedralis” is the designation for lay professional scribes (in German “chair clerks”)</text:p>
      <text:p text:style-name="Standard">who were primarily active in southern and eastern Germany, often in connection</text:p>
      <text:p text:style-name="Standard"><text:soft-page-break/>with the notary’s office, and who also took on assignments from church institutions39.</text:p>
      <text:p text:style-name="Standard">218</text:p>
      <text:p text:style-name="Standard">Unlike the Silenen-Meister, who only illustrated the first copy of the Antiphonary and</text:p>
      <text:p text:style-name="Standard">then moved away from Bern, Blochinger seems to have followed the work to</text:p>
      <text:p text:style-name="Standard">completion. We do not know when he settled in Valais and who opened up the</text:p>
      <text:p text:style-name="Standard">connections there for him. The political and cultural ties between Bern and Valais</text:p>
      <text:p text:style-name="Standard">were certainly strong enough at that time to explain the repeated exchange of</text:p>
      <text:p text:style-name="Standard">experts. The example of the cantor Frank and the Silenen master, who apparently</text:p>
      <text:p text:style-name="Standard">dedicated a motet on a large sheet of parchment and decorated with the bishop's</text:p>
      <text:p text:style-name="Standard">coat of arms to the Bishop of Sion, Jost von Silenen, apparently for New Year's Day</text:p>
      <text:p text:style-name="Standard">1490, was decisive for Blochinger . Albert Jörger assumes that this work was a joint</text:p>
      <text:p text:style-name="Standard">advertisement for favor and employment38 . The Silenen master entered the</text:p>
      <text:p text:style-name="Standard">service of the Sion bishop a short time later.</text:p>
      <text:p text:style-name="Standard">Machine Translated by Google</text:p>
      <text:p text:style-name="Standard">219</text:p>
      <text:p text:style-name="Standard">In order to give Blochinger's personality clearer contours, one must always keep</text:p>
      <text:p text:style-name="Standard">an eye on the artist's personal relationships. Only his close collaboration with the writer of</text:p>
      <text:p text:style-name="Standard">the Silenen breviary can be proven in the Sitten chapter studio. In addition to</text:p>
      <text:p text:style-name="Standard">Bartholomäus Frank and the Silenen master, he certainly also met the Bernese scribe</text:p>
      <text:p text:style-name="Standard">Michel in his studio in Bern. The collaboration between Blochinger and the Silenenmeister</text:p>
      <text:p text:style-name="Standard">must have been particularly intense during the production of the Vevey II part, but a</text:p>
      <text:p text:style-name="Standard">curious observation can be made on closer inspection of the working method. Both</text:p>
      <text:p text:style-name="Standard">worked on the same manuscript at the same time, but not together, only side by side. The</text:p>
      <text:p text:style-name="Standard">Silenen Master only illustrates parts written by the scribe Michel, but never in Blochinger's</text:p>
      <text:p text:style-name="Standard">texts. This is particularly striking on p. 397 (third sheet recto of the quire BB): the Silenen</text:p>
      <text:p text:style-name="Standard">master painted an initial here for the feast of All Saints, while only this one page is from</text:p>
      <text:p text:style-name="Standard">master Michel, in the middle of a part that is otherwise entirely written by Blochinger. On</text:p>
      <text:p text:style-name="Standard">the other hand, Blochinger did the illustrations for the parts he wrote himself40 . This</text:p>
      <text:p text:style-name="Standard">gives the impression that the two artists somehow avoided each other. Did they have</text:p>
      <text:p text:style-name="Standard">such great mutual respect for the very different way in which they decorated the books,</text:p>
      <text:p text:style-name="Standard">or is there a certain rivalry between the two in the matter? All of this remains conjecture</text:p>
      <text:p text:style-name="Standard">as long as no additional elements are added to the biographies of the two important</text:p>
      <text:p text:style-name="Standard">artistic personalities. For the time being we have to be content with having identified a</text:p>
      <text:p text:style-name="Standard">hitherto anonymous writer and illuminist as Konrad Blochinger and introducing his name</text:p>
      <text:p text:style-name="Standard">into the specialist literature.</text:p>
      <text:p text:style-name="Standard">40</text:p>
      <text:p text:style-name="Standard">See note 35.</text:p>
      <text:p text:style-name="Standard">Machine Translated by Google</text:p>
      <text:p text:style-name="Standard">Visp, 10 April 1505.</text:p>
      <text:p text:style-name="Standard">Adrian von Riedmatten, canon of Sitten, sold a garden in Visp to Johannes de</text:p>
      <text:p text:style-name="Standard">Platea, pastor of St. Martin's Church in Visp, in his capacity as rector of the St. John's</text:p>
      <text:p text:style-name="Standard">altar in St. Mary's Church in Visp.</text:p>
      <text:p text:style-name="Standard">(Sitten, chapter archive, minutary of the notary Petrus Dominarum, Min. A 198, pp.</text:p>
      <text:p text:style-name="Standard">389-390; Visp, parish archive, D 47: original copy)</text:p>
      <text:p text:style-name="Standard">Witnesses: Venerable and honorable men, John Asper canon of Sedu, Paulus</text:p>
      <text:p text:style-name="Standard">Kalbermatter presbyter, Henricus Taran cleric of Sedu, Conradus Blochinger scribe</text:p>
      <text:p text:style-name="Standard">of the cathedral, and I Peter Dominarum public notary citizen and chancellor of Sedu</text:p>
      <text:p text:style-name="Standard">who etc. The deed of Vespie in the said journey near the foretold spring, on the tenth</text:p>
      <text:p text:style-name="Standard">day of the month of April, in the year of the Lord 105</text:p>
      <text:p text:style-name="Standard"><text:soft-page-break/>- Zeugen: ...Conradus Blochinger, scribe of the cathedral.</text:p>
      <text:p text:style-name="Standard">Let it be known, etc. The venerable man Lord Adrianus de Ryedmatten, canon of</text:p>
      <text:p text:style-name="Standard">Sedun, and as rector and rector of the altar of Saint John in the church of the most</text:p>
      <text:p text:style-name="Standard">blessed virgin Mary Vespie founded by that name, knowingly etc. sold for himself and</text:p>
      <text:p text:style-name="Standard">his successors in the said altar... under the care of the honorable man Mr. John de</text:p>
      <text:p text:style-name="Standard">Platea, the parish church of St. Martin Vespie, present there, buying, stipulating, and</text:p>
      <text:p text:style-name="Standard">by the authority, power, consent, and express will of the reverend father Mr. Nicholas</text:p>
      <text:p text:style-name="Standard">Schyner, bishop and perpetual dean of Valerie commendation to the present ,</text:p>
      <text:p text:style-name="Standard">authorizing and consenting dean as the patron of the said parochial church by the</text:p>
      <text:p text:style-name="Standard">name of the said dean, to the recipient in his place and for the work of the same</text:p>
      <text:p text:style-name="Standard">parochial church and his successors in the same parochial church... that is to say, a</text:p>
      <text:p text:style-name="Standard">certain rise situated in the town of Vespie next to the public road from the east. and</text:p>
      <text:p text:style-name="Standard">this for and by means of two fischellins yearly and in perpetuity rendered to the table</text:p>
      <text:p text:style-name="Standard">of Vespie by the lord himself, the purchaser, in the name and for the work of the</text:p>
      <text:p text:style-name="Standard">same altar of St. to the rector for the appointed time at every feast of St. Martin in the</text:p>
      <text:p text:style-name="Standard">winter and to serve...</text:p>
      <text:p text:style-name="Standard">220</text:p>
      <text:p text:style-name="Standard">Conradus Plochinger scribe of the cathedral D 47.</text:p>
      <text:p text:style-name="Standard">1.</text:p>
      <text:p text:style-name="Standard">Attachment</text:p>
      <text:p text:style-name="Standard">Machine Translated by Google</text:p>
      <text:p text:style-name="Standard">totota</text:p>
      <text:p text:style-name="Standard">pnm</text:p>
      <text:p text:style-name="Standard">From the</text:p>
      <text:p text:style-name="Standard">Abb. 2. — Vevey, Museum of Old Vevey, Im. No. 1347. Band II, p. 518.</text:p>
      <text:p text:style-name="Standard">Abb. 1. — Vevey, Museum of Old Vevey, Inv. \r. 1347. Band II, p. 513.</text:p>
      <text:p text:style-name="Standard">* »4</text:p>
      <text:p text:style-name="Standard">ir r</text:p>
      <text:p text:style-name="Standard">in</text:p>
      <text:p text:style-name="Standard">•</text:p>
      <text:p text:style-name="Standard">^ &lt;*</text:p>
      <text:p text:style-name="Standard">^Ä</text:p>
      <text:p text:style-name="Standard">Text, Lombards and Cadellrn by Konrad Blochinger.</text:p>
      <text:p text:style-name="Standard">Scriber's signature by Konrad Blochinger.</text:p>
      <text:p text:style-name="Standard">ï .</text:p>
      <text:p text:style-name="Standard">^</text:p>
      <text:p text:style-name="Standard">^</text:p>
      <text:p text:style-name="Standard">!io£</text:p>
      <text:p text:style-name="Standard">IS:</text:p>
      <text:p text:style-name="Standard">dm XJJHÖD mumfputfoffûa</text:p>
      <text:p text:style-name="Standard">uffitgta î»otorkrfjpûitgw</text:p>
      <text:p text:style-name="Standard">(totusuutölSlofo^^</text:p>
      <text:p text:style-name="Standard">tt IIÛ ta fanufldi«iTfiifn|f uotaù.</text:p>
      <text:p text:style-name="Standard">% roUo.ûudin4miô4iimbmte</text:p>
      <text:p text:style-name="Standard">nmttr</text:p>
      <text:p text:style-name="Standard">jimrumur</text:p>
      <text:p text:style-name="Standard">lï*N*v limita</text:p>
      <text:p text:style-name="Standard">u</text:p>
      <text:p text:style-name="Standard">Machine Translated by Google</text:p>
      <text:p text:style-name="Standard"><text:soft-page-break/>T n m i</text:p>
      <text:p text:style-name="Standard">T-—</text:p>
      <text:p text:style-name="Standard">A) p. 122. - • B) p. 220. — C) p. 335. — D) p. 432.</text:p>
      <text:p text:style-name="Standard">Cadelles and decorative initials by Konrad Blochinger.</text:p>
      <text:p text:style-name="Standard">•"•'• fi f</text:p>
      <text:p text:style-name="Standard">&lt;*D</text:p>
      <text:p text:style-name="Standard">*c/^s? &gt;</text:p>
      <text:p text:style-name="Standard">,.</text:p>
      <text:p text:style-name="Standard">.</text:p>
      <text:p text:style-name="Standard">1</text:p>
      <text:p text:style-name="Standard">r</text:p>
      <text:p text:style-name="Standard">n</text:p>
      <text:p text:style-name="Standard">—</text:p>
      <text:p text:style-name="Standard">8</text:p>
      <text:p text:style-name="Standard">»</text:p>
      <text:p text:style-name="Standard">and</text:p>
      <text:p text:style-name="Standard">J</text:p>
      <text:p text:style-name="Standard">/</text:p>
      <text:p text:style-name="Standard">A</text:p>
      <text:p text:style-name="Standard">i!S3 TTT</text:p>
      <text:p text:style-name="Standard">(Hirimdcm umcrmmô</text:p>
      <text:p text:style-name="Standard">tatmtrr^lîem tt?2^</text:p>
      <text:p text:style-name="Standard">mi6tr</text:p>
      <text:p text:style-name="Standard">by fr i</text:p>
      <text:p text:style-name="Standard">HijfJi JOL I</text:p>
      <text:p text:style-name="Standard">1#*##«*4* A«**è/l*f</text:p>
      <text:p text:style-name="Standard">Abb. 3. — Vevey, Museum of Old Vevey, Inv. No. 1347. Band II.</text:p>
      <text:p text:style-name="Standard">I JOLJ</text:p>
      <text:p text:style-name="Standard">I have Hf^plimômi</text:p>
      <text:p text:style-name="Standard">• •</text:p>
      <text:p text:style-name="Standard">^.**M^f ,</text:p>
      <text:p text:style-name="Standard">* S</text:p>
      <text:p text:style-name="Standard">»s»</text:p>
      <text:p text:style-name="Standard">s£</text:p>
      <text:p text:style-name="Standard">*</text:p>
      <text:p text:style-name="Standard">^</text:p>
      <text:p text:style-name="Standard">^</text:p>
      <text:p text:style-name="Standard">^</text:p>
      <text:p text:style-name="Standard">• and -jjl</text:p>
      <text:p text:style-name="Standard">tlgtl02!</text:p>
      <text:p text:style-name="Standard">i» fitbhui 1</text:p>
      <text:p text:style-name="Standard">big il</text:p>
      <text:p text:style-name="Standard">billions</text:p>
      <text:p text:style-name="Standard">Î */T *•***' ^# Ä 1 iM* P</text:p>
      <text:p text:style-name="Standard">Machine Translated by Google</text:p>
      <text:p text:style-name="Standard">II</text:p>
      <text:p text:style-name="Standard">Abb. 4. — Vevey, Museum of Old Vevey, Inv. Nr. 1346. Band I, p. 429.</text:p>
      <text:p text:style-name="Standard">Text by Master Michel. Illustration by Konrad Blochinger.</text:p>
      <text:p text:style-name="Standard">*—-»-»-</text:p>
      <text:p text:style-name="Standard"><text:soft-page-break/>adtup tmicbat ctmif lutr tatus</text:p>
      <text:p text:style-name="Standard">rfr V</text:p>
      <text:p text:style-name="Standard">r j«—-Ii "ta H-ii T</text:p>
      <text:p text:style-name="Standard">4 M -</text:p>
      <text:p text:style-name="Standard">ii</text:p>
      <text:p text:style-name="Standard">••</text:p>
      <text:p text:style-name="Standard">• •</text:p>
      <text:p text:style-name="Standard">^BP*</text:p>
      <text:p text:style-name="Standard">tfé um optait |am$ îriro qua tmac. teujiuc. if **•</text:p>
      <text:p text:style-name="Standard">or iit uocmi Hmum prDiratttis auDi .ttma</text:p>
      <text:p text:style-name="Standard">i M * Mi mt</text:p>
      <text:p text:style-name="Standard">teattte aufoeas rriirtis tmhm qnm uk</text:p>
      <text:p text:style-name="Standard">^%tv -•»•—»-</text:p>
      <text:p text:style-name="Standard">mm Uqpmtci«</text:p>
      <text:p text:style-name="Standard">pmtaiu&amp;imac. my l~uomtw$$îo</text:p>
      <text:p text:style-name="Standard">Machine Translated by Google</text:p>
      <text:p text:style-name="Standard">S v</text:p>
      <text:p text:style-name="Standard">«fcttÄ.J 1</text:p>
      <text:p text:style-name="Standard">"In</text:p>
      <text:p text:style-name="Standard">-</text:p>
      <text:p text:style-name="Standard">1</text:p>
      <text:p text:style-name="Standard">M</text:p>
      <text:p text:style-name="Standard">•</text:p>
      <text:p text:style-name="Standard">•</text:p>
      <text:p text:style-name="Standard">~</text:p>
      <text:p text:style-name="Standard">•</text:p>
      <text:p text:style-name="Standard">_</text:p>
      <text:p text:style-name="Standard">•</text:p>
      <text:p text:style-name="Standard">'</text:p>
      <text:p text:style-name="Standard">A</text:p>
      <text:p text:style-name="Standard">« 1 E Sm.</text:p>
      <text:p text:style-name="Standard">T % a</text:p>
      <text:p text:style-name="Standard">I f l</text:p>
      <text:p text:style-name="Standard">*</text:p>
      <text:p text:style-name="Standard">*</text:p>
      <text:p text:style-name="Standard">••• » »t</text:p>
      <text:p text:style-name="Standard">mm. m tu.</text:p>
      <text:p text:style-name="Standard">Uaittt-H aatAJ o nnhustoHfaïmtftUu*</text:p>
      <text:p text:style-name="Standard">aiuf f(Bufu6 ûoiiiu^jranA t* tittlaino</text:p>
      <text:p text:style-name="Standard">tftiùtft gracia m la</text:p>
      <text:p text:style-name="Standard">m (who made mscfriio bis.</text:p>
      <text:p text:style-name="Standard">mmecs nu ço tioDt r gr mu tr, oîrftr.</text:p>
      <text:p text:style-name="Standard">• • «*i</text:p>
      <text:p text:style-name="Standard">m j</text:p>
      <text:p text:style-name="Standard">mm\</text:p>
      <text:p text:style-name="Standard">m—» i-*-—</text:p>
      <text:p text:style-name="Standard">fc _—_</text:p>
      <text:p text:style-name="Standard">Fig. 6. — Vevey, Musée du Vieux-Vevey, inv. No. 1347. Volume II, p. 503. — Text and decorative initial by</text:p>
      <text:p text:style-name="Standard"><text:soft-page-break/>Konrad Blochinger.</text:p>
      <text:p text:style-name="Standard">* ilômaftrfftias.</text:p>
      <text:p text:style-name="Standard">Abb. 5. — Vevey, Musée du Vieux-Vevey, Inv. No. 1346. Band I, p. 71. — Text von Meister Michel.</text:p>
      <text:p text:style-name="Standard">Illustration von Konrad Blochinger.</text:p>
      <text:p text:style-name="Standard">in</text:p>
      <text:p text:style-name="Standard">•••• • ld£i'%ribatf</text:p>
      <text:p text:style-name="Standard">ttXtm Useful imiUOgrnttlU ^totat . 3nntGttt»mi,</text:p>
      <text:p text:style-name="Standard">•</text:p>
      <text:p text:style-name="Standard">• «•</text:p>
      <text:p text:style-name="Standard">**• '</text:p>
      <text:p text:style-name="Standard">ÿnpmi I I</text:p>
      <text:p text:style-name="Standard">.</text:p>
      <text:p text:style-name="Standard">*</text:p>
      <text:p text:style-name="Standard">•</text:p>
      <text:p text:style-name="Standard">•</text:p>
      <text:p text:style-name="Standard">*r</text:p>
      <text:p text:style-name="Standard">-</text:p>
      <text:p text:style-name="Standard">^</text:p>
      <text:p text:style-name="Standard">—;</text:p>
      <text:p text:style-name="Standard">-—</text:p>
      <text:p text:style-name="Standard">iifiinirtvnôaïiiifftffa</text:p>
      <text:p text:style-name="Standard">dni! tissue mm kimmo öin^ t &lt;ûnjr jm</text:p>
      <text:p text:style-name="Standard">rall4iilr.üÄjfl</text:p>
      <text:p text:style-name="Standard">iiifliwf.jjnoï. a.«.•«.JlL arlua finish early</text:p>
      <text:p text:style-name="Standard">mmV.</text:p>
      <text:p text:style-name="Standard">mrçimô kadutinc fûttomi d fitûi|iutr</text:p>
      <text:p text:style-name="Standard">dmtwïwr îrîr thrih xjï: foïiw îïiimi &amp;</text:p>
      <text:p text:style-name="Standard">râmtfttthm thuhm</text:p>
      <text:p text:style-name="Standard">'S ; •</text:p>
      <text:p text:style-name="Standard">rrir Ù2iur îauobiô me pic jtpc</text:p>
      <text:p text:style-name="Standard">Machine Translated by Google</text:p>
      <text:p text:style-name="Standard">Photo credits: Photographs by the author; Prints from Photo Jean Mülhauser, Fribourg.</text:p>
      <text:p text:style-name="Standard">2.</text:p>
      <text:p text:style-name="Standard">Visp, 10 April 1505.</text:p>
      <text:p text:style-name="Standard">221</text:p>
      <text:p text:style-name="Standard">Let it be known, etc. That the venerable man Lord John de Plata was cared for and</text:p>
      <text:p text:style-name="Standard">that he was admitted to the parish church of St. Martin Vespius under that name, etc.</text:p>
      <text:p text:style-name="Standard">Johannes de Platea, pastor of St. Martin's Church in Visp, recognizes his</text:p>
      <text:p text:style-name="Standard">parish's right of patronage to former bishop Nicolaus Schiner, dean of Valeria, to</text:p>
      <text:p text:style-name="Standard">whom he owes an annual fee of 16 shillings. — Witnesses: ... Conradus Blochinger</text:p>
      <text:p text:style-name="Standard">cathedralis scriba.</text:p>
      <text:p text:style-name="Standard">(Sitten, Kapitelsarchiv, Minutarium des Notars Petrus Dominarum, Min. A 198, p.</text:p>
      <text:p text:style-name="Standard">391)</text:p>
      <text:p text:style-name="Standard">Reverend Father Nicolaus Schyner, bishop, as your perpetual dean, Valerie</text:p>
      <text:p text:style-name="Standard">Sedunensis' commendator, was present there in the name of the said dean, and to</text:p>
      <text:p text:style-name="Standard">be the patron and to have the right of patronage of the said parochial church of St.</text:p>
      <text:p text:style-name="Standard">successors in the same deanery , etc. that is to say, 16 solids per annum in the name</text:p>
      <text:p text:style-name="Standard">and reason of his personage to be paid each year at the winter festival of St. Martin.</text:p>
      <text:p text:style-name="Standard">And in token of all the foregoing, and on their occasion, the aforesaid master, having</text:p>
      <text:p text:style-name="Standard"><text:soft-page-break/>taken care of the same venerable father, Mr. Nicholas, his permanent dean, together</text:p>
      <text:p text:style-name="Standard">with his retinue, reverently received the keys to himself, as the said patron of his</text:p>
      <text:p text:style-name="Standard">church...he presented the church and his house with gold and handed them over by</text:p>
      <text:p text:style-name="Standard">hand, and then into his diet He entered the house of the church and received him</text:p>
      <text:p text:style-name="Standard">with honor, as is fitting to be done in such a place. In the presence of the venerable</text:p>
      <text:p text:style-name="Standard">men Johanne Asper and Adriano de Ryedmatten, canons of Sedun, Henry Taran,</text:p>
      <text:p text:style-name="Standard">cleric of Sedu, Conrad Blochinger, scribe of the cathedral, witnesses, etc. And I Peter</text:p>
      <text:p text:style-name="Standard">Domi's back to the public reporter who, etc. Act of Vespie in the aforesaid place, on</text:p>
      <text:p text:style-name="Standard">the tenth day of April in the year of the Lord One hundred and five.</text:p>
      <text:p text:style-name="Standard">Machine Translated by Goog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3-31T11:02:18.72</meta:creation-date>
    <meta:document-statistic meta:table-count="0" meta:image-count="0" meta:object-count="0" meta:page-count="14" meta:paragraph-count="631" meta:word-count="5683" meta:character-count="32361"/>
    <dc:date>2023-03-31T11:05:24.53</dc:date>
    <meta:editing-duration>PT3M5S</meta:editing-duration>
    <meta:editing-cycles>1</meta:editing-cycles>
    <meta:generator>OpenOffice/4.1.8$Win32 OpenOffice.org_project/418m3$Build-9803</meta:generator>
  </office:meta>
</office:document-meta>
</file>